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1" draw:layer="layout" svg:width="3.564cm" svg:height="1.993cm" svg:x="2.748cm" svg:y="3.969cm">
          <text:p text:style-name="P1"><text:span text:style-name="T1">agt_ses</text:span></text:p>
          <draw:enhanced-geometry svg:viewBox="0 0 21600 21600" draw:type="rectangle" draw:enhanced-path="M 0 0 L 21600 0 21600 21600 0 21600 0 0 Z N"/>
        </draw:custom-shape>
        <draw:line draw:style-name="gr2" draw:layer="layout" svg:x1="6.301cm" svg:y1="5.023cm" svg:x2="9.813cm" svg:y2="5.057cm">
          <text:p/>
        </draw:line>
        <draw:frame draw:style-name="gr3" draw:text-style-name="P2" draw:layer="layout" svg:width="16.589cm" svg:height="1.775cm" svg:x="4.588cm" svg:y="1.6cm">
          <draw:text-box>
            <text:p><text:span text:style-name="T2">5 Phase RPC Processing Model</text:span></text:p>
          </draw:text-box>
        </draw:frame>
        <draw:custom-shape draw:style-name="gr1" draw:text-style-name="P3" draw:layer="layout" svg:width="4.225cm" svg:height="2.015cm" svg:x="9.846cm" svg:y="3.846cm">
          <text:p text:style-name="P3">agt_to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25cm" svg:height="2.015cm" svg:x="10.048cm" svg:y="7.598cm">
          <text:p text:style-name="P3">agt_rpc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002cm" svg:y1="5.888cm" svg:x2="12.036cm" svg:y2="7.663cm">
          <text:p/>
        </draw:line>
        <draw:frame draw:style-name="gr3" draw:text-style-name="P4" draw:layer="layout" svg:width="2.034cm" svg:height="1.013cm" svg:x="12.449cm" svg:y="6.111cm">
          <draw:text-box>
            <text:p><text:span text:style-name="T3">&lt;rpc&gt;</text:span></text:p>
          </draw:text-box>
        </draw:frame>
        <draw:custom-shape draw:style-name="gr5" draw:text-style-name="P5" draw:layer="layout" svg:width="3.259cm" svg:height="1.424cm" svg:x="2.138cm" svg:y="11.382cm">
          <text:p text:style-name="P5"><text:span text:style-name="T3">PARS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74cm" svg:y1="8.81cm" svg:x2="5.397cm" svg:y2="11.244cm">
          <text:p/>
        </draw:line>
        <draw:custom-shape draw:style-name="gr6" draw:text-style-name="P5" draw:layer="layout" svg:width="3.761cm" svg:height="1.555cm" svg:x="6.532cm" svg:y="11.41cm">
          <text:p text:style-name="P5"><text:span text:style-name="T3">VALI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44cm" svg:height="1.977cm" svg:x="6.507cm" svg:y="14.745cm">
          <text:p text:style-name="P5"><text:span text:style-name="T3">validate</text:span><text:span text:style-name="T3"><text:line-break/></text:span><text:span text:style-name="T3">callback</text:span></text:p>
          <draw:enhanced-geometry svg:viewBox="0 0 21600 21600" draw:type="rectangle" draw:enhanced-path="M 0 0 L 21600 0 21600 21600 0 21600 0 0 Z N"/>
        </draw:custom-shape>
        <draw:line draw:style-name="gr7" draw:layer="layout" svg:x1="7.646cm" svg:y1="13.044cm" svg:x2="7.672cm" svg:y2="14.658cm">
          <text:p/>
        </draw:line>
        <draw:line draw:style-name="gr7" draw:layer="layout" svg:x1="5.45cm" svg:y1="12.118cm" svg:x2="6.535cm" svg:y2="12.118cm">
          <text:p/>
        </draw:line>
        <draw:line draw:style-name="gr7" draw:layer="layout" svg:x1="9.419cm" svg:y1="14.711cm" svg:x2="9.445cm" svg:y2="12.991cm">
          <text:p/>
        </draw:line>
        <draw:custom-shape draw:style-name="gr8" draw:text-style-name="P5" draw:layer="layout" svg:width="3.124cm" svg:height="1.555cm" svg:x="11.401cm" svg:y="11.437cm">
          <text:p text:style-name="P5"><text:span text:style-name="T3">INVOK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255cm" svg:height="1.977cm" svg:x="11.376cm" svg:y="14.772cm">
          <text:p text:style-name="P5"><text:span text:style-name="T3">invoke</text:span><text:span text:style-name="T3"><text:line-break/></text:span><text:span text:style-name="T3">callback</text:span></text:p>
          <draw:enhanced-geometry svg:viewBox="0 0 21600 21600" draw:type="rectangle" draw:enhanced-path="M 0 0 L 21600 0 21600 21600 0 21600 0 0 Z N"/>
        </draw:custom-shape>
        <draw:line draw:style-name="gr7" draw:layer="layout" svg:x1="12.515cm" svg:y1="13.071cm" svg:x2="12.541cm" svg:y2="14.685cm">
          <text:p/>
        </draw:line>
        <draw:line draw:style-name="gr7" draw:layer="layout" svg:x1="10.319cm" svg:y1="12.145cm" svg:x2="11.404cm" svg:y2="12.145cm">
          <text:p/>
        </draw:line>
        <draw:line draw:style-name="gr7" draw:layer="layout" svg:x1="13.52cm" svg:y1="14.791cm" svg:x2="13.546cm" svg:y2="13.071cm">
          <text:p/>
        </draw:line>
        <draw:custom-shape draw:style-name="gr9" draw:text-style-name="P5" draw:layer="layout" svg:width="3.124cm" svg:height="1.555cm" svg:x="15.713cm" svg:y="11.463cm">
          <text:p text:style-name="P5"><text:span text:style-name="T3">REPLY</text:span></text:p>
          <draw:enhanced-geometry svg:viewBox="0 0 21600 21600" draw:type="rectangle" draw:enhanced-path="M 0 0 L 21600 0 21600 21600 0 21600 0 0 Z N"/>
        </draw:custom-shape>
        <draw:line draw:style-name="gr7" draw:layer="layout" svg:x1="14.631cm" svg:y1="12.171cm" svg:x2="15.716cm" svg:y2="12.171cm">
          <text:p/>
        </draw:line>
        <draw:custom-shape draw:style-name="gr10" draw:text-style-name="P5" draw:layer="layout" svg:width="3.124cm" svg:height="1.668cm" svg:x="19.973cm" svg:y="11.403cm">
          <text:p text:style-name="P5"><text:span text:style-name="T3">POST</text:span><text:span text:style-name="T3"><text:line-break/></text:span><text:span text:style-name="T3">REPL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255cm" svg:height="1.977cm" svg:x="19.948cm" svg:y="14.851cm">
          <text:p text:style-name="P5"><text:span text:style-name="T3">post-reply</text:span><text:span text:style-name="T3"><text:line-break/></text:span><text:span text:style-name="T3">callback</text:span></text:p>
          <draw:enhanced-geometry svg:viewBox="0 0 21600 21600" draw:type="rectangle" draw:enhanced-path="M 0 0 L 21600 0 21600 21600 0 21600 0 0 Z N"/>
        </draw:custom-shape>
        <draw:line draw:style-name="gr7" draw:layer="layout" svg:x1="21.087cm" svg:y1="13.15cm" svg:x2="21.113cm" svg:y2="14.764cm">
          <text:p/>
        </draw:line>
        <draw:line draw:style-name="gr7" draw:layer="layout" svg:x1="18.891cm" svg:y1="12.224cm" svg:x2="19.976cm" svg:y2="12.224cm">
          <text:p/>
        </draw:line>
        <draw:line draw:style-name="gr7" draw:layer="layout" svg:x1="22.092cm" svg:y1="14.87cm" svg:x2="22.118cm" svg:y2="13.15cm">
          <text:p/>
        </draw:line>
        <draw:frame draw:style-name="gr3" draw:text-style-name="P6" draw:layer="layout" svg:width="3.288cm" svg:height="1.945cm" svg:x="2.222cm" svg:y="14.764cm">
          <draw:text-box>
            <text:p><text:span text:style-name="T4">Optional</text:span><text:span text:style-name="T4"><text:line-break/></text:span><text:span text:style-name="T4">Callbacks</text:span></text:p>
          </draw:text-box>
        </draw:frame>
        <draw:custom-shape draw:style-name="gr11" draw:text-style-name="P3" draw:layer="layout" svg:width="0.661cm" svg:height="3.969cm" svg:x="5.265cm" svg:y="13.7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1-23T17:23:45</dc:date>
    <meta:print-date>2000-12-09T21:37:10</meta:print-date>
    <meta:editing-cycles>619</meta:editing-cycles>
    <meta:editing-duration>PT210H16M57S</meta:editing-duration>
    <meta:generator>OpenOffice.org/3.1$Unix OpenOffice.org_project/310m19$Build-9420</meta:generator>
    <dc:creator>Andy Bierman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